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title" style:master-page-name="Standard">
      <style:paragraph-properties style:page-number="auto"/>
      <style:text-properties officeooo:rsid="001a98f5" officeooo:paragraph-rsid="001a98f5"/>
    </style:style>
    <style:style style:name="P2" style:family="paragraph" style:parent-style-name="SBC_3a_email">
      <style:text-properties officeooo:paragraph-rsid="001a98f5"/>
    </style:style>
    <style:style style:name="P3" style:family="paragraph" style:parent-style-name="SBC_3a_address">
      <style:text-properties officeooo:paragraph-rsid="001a98f5"/>
    </style:style>
    <style:style style:name="P4" style:family="paragraph" style:parent-style-name="SBC_3a_author_28_s_29_">
      <style:text-properties officeooo:rsid="001a98f5" officeooo:paragraph-rsid="001a98f5"/>
    </style:style>
    <style:style style:name="P5" style:family="paragraph" style:parent-style-name="SBC_3a_paragraph" style:list-style-name="L9"/>
    <style:style style:name="P6" style:family="paragraph" style:parent-style-name="SBC_3a_paragraph" style:list-style-name="L9">
      <style:text-properties officeooo:rsid="001a98f5" officeooo:paragraph-rsid="001a98f5"/>
    </style:style>
    <style:style style:name="P7" style:family="paragraph" style:parent-style-name="SBC_3a_paragraph" style:list-style-name="L10"/>
    <style:style style:name="P8" style:family="paragraph" style:parent-style-name="SBC_3a_title_3a_1">
      <style:text-properties officeooo:rsid="001a98f5" officeooo:paragraph-rsid="001a98f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98f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final de computação gráfica</text:p>
      <text:p text:style-name="P4">Andrei Camilotto</text:p>
      <text:p text:style-name="SBC_3a_institution"><text:span text:style-name="T4">Ciência da Computação</text:span> – Universidade Federal d<text:span text:style-name="T4">a Fronteira Sul</text:span> (U<text:span text:style-name="T4">FF</text:span>S)</text:p>
      <text:p text:style-name="P3">SC-484, Km 02 - Fronteira Sul, Chapecó - SC, 89815-899 </text:p>
      <text:p text:style-name="P2"><text:span text:style-name="T4">andrei.camilotto</text:span>@<text:span text:style-name="T4">gmail.com</text:span></text:p>
      <text:h text:style-name="P8" text:outline-level="1">Introdução</text:h>
      <text:p text:style-name="SBC_3a_paragraph">O projeto consiste no desenvolvimento de um jogo de labirinto 3D utilizando a biblioteca Three.js. O contexto do jogo se passa em um ambiente <text:span text:style-name="T4">de mistério</text:span> e desafiador, onde o jogador assume o papel de um explorador que deve encontrar a saída de um labirinto. O impacto visual esperado é criar uma experiência imersiva e envolvente, com gráficos <text:span text:style-name="T4">bem trabalhados</text:span> e uma atmosfera que desperte a curiosidade e o suspense no jogador. Além disso, o jogo visa proporcionar uma experiência divertida e desafiadora, incentivando o jogador a explorar e resolver os enigmas do labirinto para alcançar seu objetivo final. </text:p>
      <text:h text:style-name="P8" text:outline-level="1">Objetivos Específicos</text:h>
      <text:list text:style-name="L9">
        <text:list-item>
          <text:p text:style-name="P5">Implementar mecânicas de movimento fluidas e responsivas para o jogador dentro do ambiente 3D. </text:p>
        </text:list-item>
        <text:list-item>
          <text:p text:style-name="P5">Adicionar elementos interativos, como portas, chaves e armadilhas, para aumentar a complexidade do jogo. </text:p>
        </text:list-item>
        <text:list-item>
          <text:p text:style-name="P5">Utilizar técnicas de iluminação e sombreamento para criar uma atmosfera envolvente e realista. </text:p>
        </text:list-item>
        <text:list-item>
          <text:p text:style-name="P5">Integrar efeitos sonoros e trilha sonora para aumentar a imersão do jogador no jogo. </text:p>
        </text:list-item>
        <text:list-item>
          <text:p text:style-name="P6">Produzir um ou mais níveis para que o jogador tenha uma experiência duradoura.</text:p>
        </text:list-item>
      </text:list>
      <text:h text:style-name="P8" text:outline-level="1">Técnicas Propostas</text:h>
      <text:list text:style-name="L10">
        <text:list-item>
          <text:p text:style-name="P7">Modelagem 3D: Utilizar modelos tridimensionais para representar o labirinto, as paredes, portas, chaves e outros elementos do ambiente. </text:p>
        </text:list-item>
        <text:list-item>
          <text:p text:style-name="P7">Animação: Implementar animações para o movimento do jogador, abertura de portas e ativação de armadilhas. </text:p>
        </text:list-item>
        <text:list-item>
          <text:p text:style-name="P7">Iluminação: Aplicar técnicas de iluminação dinâmica e sombreamento para criar uma atmosfera visualmente rica <text:span text:style-name="T4">ao</text:span> jogo. </text:p>
        </text:list-item>
        <text:list-item>
          <text:p text:style-name="P7">Texturização: Utilizar texturas para detalhar os diferentes elementos do ambiente, como paredes, piso e objetos interativos. </text:p>
        </text:list-item>
      </text:list>
      <text:h text:style-name="P8" text:outline-level="1">Resultado Esperado</text:h>
      <text:p text:style-name="SBC_3a_paragraph">O resultado final esperado é um jogo de labirinto 3D interativo e envolvente, onde o jogador pode explorar diferentes caminhos e resolver enigmas para encontrar a saída. O jogo será demonstrado através de uma interface de usuário, permitindo que o <text:soft-page-break/>jogador navegue pelo labirinto utilizando controles simples e responsivos. A atmosfera do jogo será aprimorada com efeitos visuais e sonoros, criando uma experiência imersiva para o jogado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2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in" fo:margin-bottom="0.1575in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in" fo:margin-right="0in" fo:margin-top="0.25in" fo:margin-bottom="0in" style:contextual-spacing="false" fo:orphans="2" fo:widows="2" fo:text-indent="0in" style:auto-text-indent="false" fo:keep-with-next="always">
        <style:tab-stops/>
      </style:paragraph-properties>
      <style:text-properties fo:font-variant="small-caps" style:use-window-font-color="true" loext:opacity="0%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in" fo:margin-right="0in" fo:margin-top="0.1665in" fo:margin-bottom="0in" style:contextual-spacing="false" fo:text-indent="0in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in" fo:margin-right="0in" fo:margin-top="0.1665in" fo:margin-bottom="0in" style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1654in" fo:margin-bottom="0in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1654in" fo:margin-bottom="0in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0.49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0827in" fo:margin-bottom="0in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2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3154in" fo:margin-right="0.3154in" fo:margin-top="0.0827in" fo:margin-bottom="0.0827in" style:contextual-spacing="false" fo:text-align="center" style:justify-single-word="false" fo:orphans="2" fo:widows="2" fo:text-indent="0in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1654in" fo:margin-bottom="0in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1654in" fo:margin-bottom="0in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1654in" fo:margin-bottom="0in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1654in" fo:margin-bottom="0in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0783in" fo:margin-bottom="0in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in" fo:margin-right="0in" fo:text-align="justify" style:justify-single-word="false" fo:text-indent="0in" style:auto-text-indent="false" style:page-number="auto" text:number-lines="true" text:line-number="1">
        <style:tab-stops>
          <style:tab-stop style:position="0in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1965in" fo:margin-right="0in" fo:margin-top="0.0429in" fo:margin-bottom="0in" style:contextual-spacing="false" fo:text-indent="-0.1965in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0827in" fo:margin-bottom="0.0827in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min-label-width="0.2953in"/>
      </text:outline-level-style>
      <text:outline-level-style text:level="2" loext:num-list-format="%1%.%2%." style:num-suffix="." style:num-format="1" text:display-levels="2">
        <style:list-level-properties text:min-label-width="0.3937in"/>
      </text:outline-level-style>
      <text:outline-level-style text:level="3" loext:num-list-format="%1%.%2%.%3%." style:num-suffix="." style:num-format="1" text:display-levels="3">
        <style:list-level-properties text:min-label-width="0.4925in"/>
      </text:outline-level-style>
      <text:outline-level-style text:level="4" loext:num-list-format="%1%.%2%.%3%.%4%." style:num-suffix="." style:num-format="1" text:display-levels="4">
        <style:list-level-properties text:min-label-width="0.6in"/>
      </text:outline-level-style>
      <text:outline-level-style text:level="5" loext:num-list-format="%1%.%2%.%3%.%4%.%5%." style:num-suffix="." style:num-format="1" text:display-levels="5">
        <style:list-level-properties text:min-label-width="0.7in"/>
      </text:outline-level-style>
      <text:outline-level-style text:level="6" loext:num-list-format="%1%.%2%.%3%.%4%.%5%.%6%." style:num-suffix="." style:num-format="1" text:display-levels="6">
        <style:list-level-properties text:min-label-width="0.8in"/>
      </text:outline-level-style>
      <text:outline-level-style text:level="7" loext:num-list-format="%1%.%2%.%3%.%4%.%5%.%6%.%7%." style:num-suffix="." style:num-format="1" text:display-levels="7">
        <style:list-level-properties text:min-label-width="0.9in"/>
      </text:outline-level-style>
      <text:outline-level-style text:level="8" loext:num-list-format="%1%.%2%.%3%.%4%.%5%.%6%.%7%.%8%." style:num-suffix="." style:num-format="1" text:display-levels="8">
        <style:list-level-properties text:min-label-width="1in"/>
      </text:outline-level-style>
      <text:outline-level-style text:level="9" loext:num-list-format="%1%.%2%.%3%.%4%.%5%.%6%.%7%.%8%.%9%." style:num-suffix="." style:num-format="1" text:display-levels="9">
        <style:list-level-properties text:min-label-width="1.1in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0.4921in" text:min-label-width="0.2953in"/>
      </text:list-level-style-number>
      <text:list-level-style-number text:level="2" text:style-name="Zeichenformat" loext:num-list-format="%2%." style:num-suffix="." style:num-format="1">
        <style:list-level-properties text:space-before="1.2799in" text:min-label-width="0.2953in"/>
      </text:list-level-style-number>
      <text:list-level-style-number text:level="3" text:style-name="Zeichenformat" loext:num-list-format="%3%." style:num-suffix="." style:num-format="1">
        <style:list-level-properties text:space-before="2.0673in" text:min-label-width="0.2953in"/>
      </text:list-level-style-number>
      <text:list-level-style-number text:level="4" text:style-name="Zeichenformat" loext:num-list-format="%4%." style:num-suffix="." style:num-format="1">
        <style:list-level-properties text:space-before="2.8547in" text:min-label-width="0.2953in"/>
      </text:list-level-style-number>
      <text:list-level-style-number text:level="5" text:style-name="Zeichenformat" loext:num-list-format="%5%." style:num-suffix="." style:num-format="1">
        <style:list-level-properties text:space-before="3.6421in" text:min-label-width="0.2953in"/>
      </text:list-level-style-number>
      <text:list-level-style-number text:level="6" text:style-name="Zeichenformat" loext:num-list-format="%6%." style:num-suffix="." style:num-format="1">
        <style:list-level-properties text:space-before="4.4299in" text:min-label-width="0.2953in"/>
      </text:list-level-style-number>
      <text:list-level-style-number text:level="7" text:style-name="Zeichenformat" loext:num-list-format="%7%." style:num-suffix="." style:num-format="1">
        <style:list-level-properties text:space-before="5.2173in" text:min-label-width="0.2953in"/>
      </text:list-level-style-number>
      <text:list-level-style-number text:level="8" text:style-name="Zeichenformat" loext:num-list-format="%8%." style:num-suffix="." style:num-format="1">
        <style:list-level-properties text:space-before="6.0047in" text:min-label-width="0.2953in"/>
      </text:list-level-style-number>
      <text:list-level-style-number text:level="9" text:style-name="Zeichenformat" loext:num-list-format="%9%." style:num-suffix="." style:num-format="1">
        <style:list-level-properties text:space-before="6.7921in" text:min-label-width="0.2953in"/>
      </text:list-level-style-number>
      <text:list-level-style-number text:level="10" text:style-name="Zeichenformat" loext:num-list-format="%10%." style:num-suffix="." style:num-format="1">
        <style:list-level-properties text:space-before="7.5799in" text:min-label-width="0.2953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10-08-03T10:11:27.48</meta:creation-date>
    <dc:language>pt-BR</dc:language>
    <meta:editing-cycles>3</meta:editing-cycles>
    <meta:editing-duration>PT17M23S</meta:editing-duration>
    <dc:date>2024-05-07T09:57:31.195000000</dc:date>
    <meta:document-statistic meta:table-count="0" meta:image-count="0" meta:object-count="0" meta:page-count="2" meta:paragraph-count="20" meta:word-count="346" meta:character-count="2277" meta:non-whitespace-character-count="1952"/>
    <meta:user-defined meta:name="Info 1"/>
    <meta:user-defined meta:name="Info 2"/>
    <meta:user-defined meta:name="Info 3"/>
    <meta:user-defined meta:name="Info 4"/>
  </office:meta>
</office:document-meta>
</file>